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0754"/>
    </style:style>
    <style:style style:name="P2" style:family="paragraph" style:parent-style-name="Standard">
      <style:text-properties fo:font-variant="normal" fo:text-transform="none" fo:color="#515151" style:font-name="Open Sans" fo:font-size="11.25pt" fo:letter-spacing="normal" fo:font-style="normal" fo:font-weight="normal" officeooo:rsid="00157a69" officeooo:paragraph-rsid="00157a69"/>
    </style:style>
    <style:style style:name="P3" style:family="paragraph" style:parent-style-name="Standard">
      <style:text-properties fo:font-variant="normal" fo:text-transform="none" fo:color="#545454" style:font-name="Bitstream Charter" fo:font-size="12pt" fo:letter-spacing="normal" fo:font-style="normal" fo:font-weight="normal" officeooo:rsid="00150754" officeooo:paragraph-rsid="00150754"/>
    </style:style>
    <style:style style:name="P4" style:family="paragraph" style:parent-style-name="Standard">
      <style:text-properties fo:font-variant="normal" fo:text-transform="none" fo:color="#545454" style:font-name="Bitstream Charter" fo:font-size="12pt" fo:letter-spacing="normal" fo:font-style="normal" fo:font-weight="normal" officeooo:paragraph-rsid="00150754"/>
    </style:style>
    <style:style style:name="P5" style:family="paragraph" style:parent-style-name="Standard">
      <style:text-properties fo:font-variant="normal" fo:text-transform="none" fo:color="#545454" style:font-name="Bitstream Charter" fo:font-size="12pt" fo:letter-spacing="normal" fo:font-style="normal" fo:font-weight="normal" officeooo:rsid="00157a69" officeooo:paragraph-rsid="00157a69"/>
    </style:style>
    <style:style style:name="P6" style:family="paragraph" style:parent-style-name="Footer">
      <style:text-properties style:font-name="Bitstream Charter"/>
    </style:style>
    <style:style style:name="P7" style:family="paragraph" style:parent-style-name="Text_20_body">
      <style:text-properties fo:font-variant="normal" fo:text-transform="none" fo:color="#515151" style:font-name="Open Sans" fo:font-size="11.25pt" fo:letter-spacing="normal" fo:font-style="normal" fo:font-weight="normal" officeooo:rsid="00157a69" officeooo:paragraph-rsid="001a9ca6"/>
    </style:style>
    <style:style style:name="P8" style:family="paragraph" style:parent-style-name="Text_20_body">
      <style:text-properties fo:font-variant="normal" fo:text-transform="none" fo:color="#33444c" style:font-name="Open Sans" fo:font-size="10.5pt" fo:letter-spacing="normal" fo:font-style="normal" fo:font-weight="normal" officeooo:rsid="00157a69" officeooo:paragraph-rsid="001a9ca6"/>
    </style:style>
    <style:style style:name="P9" style:family="paragraph" style:parent-style-name="Text_20_body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style:font-name="Open Sans" fo:font-size="10.5pt" fo:letter-spacing="normal" fo:font-style="normal" fo:font-weight="normal"/>
    </style:style>
    <style:style style:name="P10" style:family="paragraph" style:parent-style-name="Text_20_body">
      <style:paragraph-properties fo:margin-top="0.265cm" fo:margin-bottom="0.265cm" loext:contextual-spacing="false" fo:orphans="2" fo:widows="2"/>
      <style:text-properties fo:font-variant="normal" fo:text-transform="none" fo:color="#33444c" style:font-name="Open Sans" fo:font-size="10.5pt" fo:letter-spacing="normal" fo:font-style="normal" fo:font-weight="normal"/>
    </style:style>
    <style:style style:name="P11" style:family="paragraph" style:parent-style-name="Text_20_body" style:list-style-name="L1">
      <style:paragraph-properties fo:margin-top="0.265cm" fo:margin-bottom="0.265cm" loext:contextual-spacing="false" fo:orphans="2" fo:widows="2"/>
      <style:text-properties fo:font-variant="normal" fo:text-transform="none" fo:color="#33444c" style:font-name="Open Sans" fo:font-size="10.5pt" fo:letter-spacing="normal" fo:font-style="normal" fo:font-weight="normal"/>
    </style:style>
    <style:style style:name="T1" style:family="text">
      <style:text-properties fo:font-variant="normal" fo:text-transform="none" fo:color="#6a6a6a" style:font-name="Bitstream Charter" fo:font-size="12pt" fo:letter-spacing="normal" fo:font-style="normal" fo:font-weight="bold"/>
    </style:style>
    <style:style style:name="T2" style:family="text">
      <style:text-properties fo:font-variant="normal" fo:text-transform="none" fo:color="#545454" style:font-name="Bitstream Charter" fo:letter-spacing="normal"/>
    </style:style>
    <style:style style:name="T3" style:family="text">
      <style:text-properties fo:font-variant="normal" fo:text-transform="none" fo:color="#545454" style:font-name="Bitstream Charter" fo:font-size="12pt" fo:letter-spacing="normal" fo:font-style="normal" fo:font-weight="normal"/>
    </style:style>
    <style:style style:name="T4" style:family="text">
      <style:text-properties style:font-name="Bitstream Charter" fo:font-size="12pt"/>
    </style:style>
    <style:style style:name="T5" style:family="text">
      <style:text-properties fo:color="#336791" style:text-line-through-style="none" style:text-line-through-type="none" style:text-underline-style="none" fo:font-weight="bold" style:text-blinking="false" fo:background-color="#ffffff" loext:char-shading-value="0"/>
    </style:style>
    <style:style style:name="T6" style:family="text">
      <style:text-properties fo:font-weight="bold"/>
    </style:style>
    <style:style style:name="T7" style:family="text">
      <style:text-properties fo:color="#33444c" fo:font-size="10.5pt"/>
    </style:style>
    <style:style style:name="T8" style:family="text">
      <style:text-properties fo:color="#33444c" fo:font-size="10.5pt" fo:font-weight="bold"/>
    </style:style>
    <style:style style:name="T9" style:family="text">
      <style:text-properties fo:color="#33444c" fo:font-size="10.5pt" fo:font-style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at is Docker</text:p>
      <text:p text:style-name="P1"><text:span text:style-name="Emphasis"><text:span text:style-name="T1">Docker</text:span></text:span><text:span text:style-name="T2"> </text:span><text:span text:style-name="T3">is a tool designed to make it easier to create, deploy, and run applications by using containers. </text:span></text:p>
      <text:p text:style-name="P3">It is bit like Virtual Machine</text:p>
      <text:p text:style-name="P4">Containers allow a developer to package up an application with all of the parts it needs, such as libraries and other dependencies, and ship it all out as one package.</text:p>
      <text:p text:style-name="P4"/>
      <text:p text:style-name="P3">Postgres Sql :</text:p>
      <text:p text:style-name="P3">PostgreSQL is a powerful, open source object-relational database system that uses and extends the SQL language combined with many features that safely store and scale the most complicated data workloads.</text:p>
      <text:p text:style-name="P3"/>
      <text:p text:style-name="P5">Why Postgres</text:p>
      <text:p text:style-name="P2"><text:span text:style-name="T4"> </text:span>you can define your own data types, build out custom functions, even write code from <text:a xlink:type="simple" xlink:href="https://www.postgresql.org/docs/current/static/xplang.html" text:style-name="Internet_20_link" text:visited-style-name="Visited_20_Internet_20_Link"><text:span text:style-name="T5">different programming languages</text:span></text:a><text:span text:style-name="T4"> </text:span>without recompiling your database!</text:p>
      <text:p text:style-name="P2"/>
      <text:p text:style-name="P7"><text:span text:style-name="T7">Docker is a platform for developers and sysadmins to </text:span><text:span text:style-name="Strong_20_Emphasis"><text:span text:style-name="T8">develop, deploy, and run</text:span></text:span><text:span text:style-name="T7"> applications with containers. </text:span></text:p>
      <text:p text:style-name="P7"><text:span text:style-name="T7">The use of Linux containers to deploy applications is called </text:span><text:span text:style-name="Emphasis"><text:span text:style-name="T9">containerization</text:span></text:span><text:span text:style-name="T7">. </text:span></text:p>
      <text:p text:style-name="P8">Containers are not new, but their use for easily deploying applications is.</text:p>
      <text:p text:style-name="P9">Containerization is increasingly popular because containers are:</text:p>
      <text:list xml:id="list9147938599034337113" text:style-name="L1">
        <text:list-item>
          <text:p text:style-name="P11">Flexible: Even the most complex applications can be containerized.</text:p>
        </text:list-item>
        <text:list-item>
          <text:p text:style-name="P11">Lightweight: Containers leverage and share the host kernel.</text:p>
        </text:list-item>
        <text:list-item>
          <text:p text:style-name="P11">Interchangeable: You can deploy updates and upgrades on-the-fly.</text:p>
        </text:list-item>
        <text:list-item>
          <text:p text:style-name="P11">Portable: You can build locally, deploy to the cloud, and run anywhere.</text:p>
        </text:list-item>
        <text:list-item>
          <text:p text:style-name="P11">Scalable: You can increase and automatically distribute container replicas.</text:p>
        </text:list-item>
        <text:list-item>
          <text:p text:style-name="P11">Stackable: You can stack services vertically and on-the-fly.</text:p>
        </text:list-item>
      </text:list>
      <text:p text:style-name="P10">A <text:span text:style-name="Strong_20_Emphasis"><text:span text:style-name="T6">container</text:span></text:span> is a runtime instance of an image--what the image becomes in memory when executed (that is, an image with state, or a user process). You can see a list of your running containers with the command,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8:05:02.853324263</meta:creation-date>
    <dc:date>2018-09-13T22:52:22.925725732</dc:date>
    <meta:editing-duration>P1DT7H2M3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59" meta:character-count="1632" meta:non-whitespace-character-count="1395"/>
  </office:meta>
</office:document-meta>
</file>